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贅沢">
            <text:p>贅沢</text:p>
          </table:table-cell>
          <table:table-cell office:value-type="string" office:value="ぜいたく">
            <text:p>ぜいたく</text:p>
          </table:table-cell>
          <table:table-cell office:value-type="string" office:value="luxury, extravagance">
            <text:p>luxury, extravag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一生贅沢に暮らしたんだ。">
            <text:p>彼女は一生贅沢に暮らしたんだ。</text:p>
          </table:table-cell>
          <table:table-cell office:value-type="string" office:value="かのじょ は いっしょう ぜいたく に くらした ん だ。">
            <text:p>かのじょ は いっしょう ぜいたく に くらした ん だ。</text:p>
          </table:table-cell>
          <table:table-cell office:value-type="string" office:value="She lived her entire life in luxury.">
            <text:p>She lived her entire life in lux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のうち">
            <text:p>そのうち</text:p>
          </table:table-cell>
          <table:table-cell office:value-type="string" office:value="そのうち">
            <text:p>そのうち</text:p>
          </table:table-cell>
          <table:table-cell office:value-type="string" office:value="before long, sooner or later">
            <text:p>before long, sooner or lat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もそのうち、親の気持ちが分かるだろう。">
            <text:p>彼女もそのうち、親の気持ちが分かるだろう。</text:p>
          </table:table-cell>
          <table:table-cell office:value-type="string" office:value="かのじょ も そのうち、 おや の きもち が わかる だろう。">
            <text:p>かのじょ も そのうち、 おや の きもち が わかる だろう。</text:p>
          </table:table-cell>
          <table:table-cell office:value-type="string" office:value="Sooner or later, she'll come to understand parental feelings.">
            <text:p>Sooner or later, she'll come to understand parental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でこぼこ">
            <text:p>でこぼこ</text:p>
          </table:table-cell>
          <table:table-cell office:value-type="string" office:value="でこぼこ">
            <text:p>でこぼこ</text:p>
          </table:table-cell>
          <table:table-cell office:value-type="string" office:value="unevenness, bumpiness">
            <text:p>unevenness, bump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道はでこぼこしていますね。">
            <text:p>この道はでこぼこしていますね。</text:p>
          </table:table-cell>
          <table:table-cell office:value-type="string" office:value="この みち は でこぼこ して います ね。">
            <text:p>この みち は でこぼこ して います ね。</text:p>
          </table:table-cell>
          <table:table-cell office:value-type="string" office:value="This road is bumpy.">
            <text:p>This road is bum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のひら">
            <text:p>手のひら</text:p>
          </table:table-cell>
          <table:table-cell office:value-type="string" office:value="てのひら">
            <text:p>てのひら</text:p>
          </table:table-cell>
          <table:table-cell office:value-type="string" office:value="palm">
            <text:p>pal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のひらに汗をかきました。">
            <text:p>手のひらに汗をかきました。</text:p>
          </table:table-cell>
          <table:table-cell office:value-type="string" office:value="てのひら に あせ を かきました。">
            <text:p>てのひら に あせ を かきました。</text:p>
          </table:table-cell>
          <table:table-cell office:value-type="string" office:value="My palms are sweaty.">
            <text:p>My palms are swea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裸足">
            <text:p>裸足</text:p>
          </table:table-cell>
          <table:table-cell office:value-type="string" office:value="はだし">
            <text:p>はだし</text:p>
          </table:table-cell>
          <table:table-cell office:value-type="string" office:value="bare feet">
            <text:p>bare f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浜を裸足でかけ回ったんだ。">
            <text:p>砂浜を裸足でかけ回ったんだ。</text:p>
          </table:table-cell>
          <table:table-cell office:value-type="string" office:value="すなはま を はだし で かけまわった ん だ 。">
            <text:p>すなはま を はだし で かけまわった ん だ 。</text:p>
          </table:table-cell>
          <table:table-cell office:value-type="string" office:value="I ran around on the beach barefoot.">
            <text:p>I ran around on the beach bare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べたべた">
            <text:p>べたべた</text:p>
          </table:table-cell>
          <table:table-cell office:value-type="string" office:value="べたべた">
            <text:p>べたべた</text:p>
          </table:table-cell>
          <table:table-cell office:value-type="string" office:value="stick together, sticky">
            <text:p>stick together, stick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カップルがべたべたしているね。">
            <text:p>カップルがべたべたしているね。</text:p>
          </table:table-cell>
          <table:table-cell office:value-type="string" office:value="カップル が べたべた して いる ね。">
            <text:p>カップル が べたべた して いる ね。</text:p>
          </table:table-cell>
          <table:table-cell office:value-type="string" office:value="The couple are sticking together (flirting).">
            <text:p>The couple are sticking together (flirting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眉毛">
            <text:p>眉毛</text:p>
          </table:table-cell>
          <table:table-cell office:value-type="string" office:value="まゆげ">
            <text:p>まゆげ</text:p>
          </table:table-cell>
          <table:table-cell office:value-type="string" office:value="eyebrows">
            <text:p>eyebrow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眉毛は太いな。">
            <text:p>彼女の眉毛は太いな。</text:p>
          </table:table-cell>
          <table:table-cell office:value-type="string" office:value="かのじょ の まゆげ は ふとい な。">
            <text:p>かのじょ の まゆげ は ふとい な。</text:p>
          </table:table-cell>
          <table:table-cell office:value-type="string" office:value="She has thick eyebrows.">
            <text:p>She has thick eyebr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箸">
            <text:p>割り箸</text:p>
          </table:table-cell>
          <table:table-cell office:value-type="string" office:value="わりばし">
            <text:p>わりばし</text:p>
          </table:table-cell>
          <table:table-cell office:value-type="string" office:value="disposable chopsticks">
            <text:p>disposable chopstic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割り箸を使わず、自分の箸を使うの。">
            <text:p>彼女は割り箸を使わず、自分の箸を使うの。</text:p>
          </table:table-cell>
          <table:table-cell office:value-type="string" office:value="かのじょ は わりばし を つかわず、じぶん の はし を つかう の。">
            <text:p>かのじょ は わりばし を つかわず、じぶん の はし を つかう の。</text:p>
          </table:table-cell>
          <table:table-cell office:value-type="string" office:value="She uses her own chopsticks rather than disposable ones.">
            <text:p>She uses her own chopsticks rather than disposable 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付け">
            <text:p>日付け</text:p>
          </table:table-cell>
          <table:table-cell office:value-type="string" office:value="ひづけ">
            <text:p>ひづけ</text:p>
          </table:table-cell>
          <table:table-cell office:value-type="string" office:value="date (written in a document, etc.)">
            <text:p>date (written in a document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付けは6月19日です。">
            <text:p>今日の日付けは6月19日です。</text:p>
          </table:table-cell>
          <table:table-cell office:value-type="string" office:value="きょう の ひづけ は 6 がつ 19 にち です。">
            <text:p>きょう の ひづけ は 6 がつ 19 にち です。</text:p>
          </table:table-cell>
          <table:table-cell office:value-type="string" office:value="Today's date is June 19th.">
            <text:p>Today's date is June 19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たりと">
            <text:p>ぴたりと</text:p>
          </table:table-cell>
          <table:table-cell office:value-type="string" office:value="ぴたりと">
            <text:p>ぴたりと</text:p>
          </table:table-cell>
          <table:table-cell office:value-type="string" office:value="suddenly, coming to a dead stop">
            <text:p>suddenly, coming to a dead sto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風がぴたりと止んだね。">
            <text:p>風がぴたりと止んだね。</text:p>
          </table:table-cell>
          <table:table-cell office:value-type="string" office:value="かぜ が ぴたり と やんだ ね。">
            <text:p>かぜ が ぴたり と やんだ ね。</text:p>
          </table:table-cell>
          <table:table-cell office:value-type="string" office:value="The wind came to a dead stop.">
            <text:p>The wind came to a dead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な板">
            <text:p>まな板</text:p>
          </table:table-cell>
          <table:table-cell office:value-type="string" office:value="まないた">
            <text:p>まないた</text:p>
          </table:table-cell>
          <table:table-cell office:value-type="string" office:value="chopping board">
            <text:p>chopping 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魚を切ったあと、まな板を洗ったの。">
            <text:p>魚を切ったあと、まな板を洗ったの。</text:p>
          </table:table-cell>
          <table:table-cell office:value-type="string" office:value="さかな を きった あと、まないた を あらった の。">
            <text:p>さかな を きった あと、まないた を あらった の。</text:p>
          </table:table-cell>
          <table:table-cell office:value-type="string" office:value="I washed the chopping board after cutting fish.">
            <text:p>I washed the chopping board after cutting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記用具">
            <text:p>筆記用具</text:p>
          </table:table-cell>
          <table:table-cell office:value-type="string" office:value="ひっきようぐ">
            <text:p>ひっきようぐ</text:p>
          </table:table-cell>
          <table:table-cell office:value-type="string" office:value="pens and pencils, writing materials">
            <text:p>pens and pencils, writing materia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筆記用具を忘れました。">
            <text:p>今日は筆記用具を忘れました。</text:p>
          </table:table-cell>
          <table:table-cell office:value-type="string" office:value="きょう は ひっき ようぐ を わすれました。">
            <text:p>きょう は ひっき ようぐ を わすれました。</text:p>
          </table:table-cell>
          <table:table-cell office:value-type="string" office:value="I forgot my writing materials today.">
            <text:p>I forgot my writing material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すぐる">
            <text:p>くすぐる</text:p>
          </table:table-cell>
          <table:table-cell office:value-type="string" office:value="くすぐる">
            <text:p>くすぐる</text:p>
          </table:table-cell>
          <table:table-cell office:value-type="string" office:value="tickle">
            <text:p>tick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に足の裏をくすぐられた。">
            <text:p>弟に足の裏をくすぐられた。</text:p>
          </table:table-cell>
          <table:table-cell office:value-type="string" office:value="おとうと に あし の うら を くすぐられた。">
            <text:p>おとうと に あし の うら を くすぐられた。</text:p>
          </table:table-cell>
          <table:table-cell office:value-type="string" office:value="My younger brother tickled the sole of my foot.">
            <text:p>My younger brother tickled the sole of my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んかん">
            <text:p>かんかん</text:p>
          </table:table-cell>
          <table:table-cell office:value-type="string" office:value="かんかん">
            <text:p>かんかん</text:p>
          </table:table-cell>
          <table:table-cell office:value-type="string" office:value="furiously angry, in a rage">
            <text:p>furiously angry, in a ra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かんかんに怒っています。">
            <text:p>彼女はかんかんに怒っています。</text:p>
          </table:table-cell>
          <table:table-cell office:value-type="string" office:value="かのじょ は かんかん に おこって います。">
            <text:p>かのじょ は かんかん に おこって います。</text:p>
          </table:table-cell>
          <table:table-cell office:value-type="string" office:value="She is inflamed with rage.">
            <text:p>She is inflamed with 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線">
            <text:p>白線</text:p>
          </table:table-cell>
          <table:table-cell office:value-type="string" office:value="はくせん">
            <text:p>はくせん</text:p>
          </table:table-cell>
          <table:table-cell office:value-type="string" office:value="white (warning) line">
            <text:p>white (warning)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白線の内側に下がってお待ちください。">
            <text:p>白線の内側に下がってお待ちください。</text:p>
          </table:table-cell>
          <table:table-cell office:value-type="string" office:value="はくせん の うちがわ に さがって おまち ください。">
            <text:p>はくせん の うちがわ に さがって おまち ください。</text:p>
          </table:table-cell>
          <table:table-cell office:value-type="string" office:value="Please stand behind the white lines as you wait.">
            <text:p>Please stand behind the white lines as you wa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覚え">
            <text:p>見覚え</text:p>
          </table:table-cell>
          <table:table-cell office:value-type="string" office:value="みおぼえ">
            <text:p>みおぼえ</text:p>
          </table:table-cell>
          <table:table-cell office:value-type="string" office:value="recognition, remembrance">
            <text:p>recognition, rememb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人に見覚えがありますか。">
            <text:p>この人に見覚えがありますか。</text:p>
          </table:table-cell>
          <table:table-cell office:value-type="string" office:value="この ひと に みおぼえ が あります か。">
            <text:p>この ひと に みおぼえ が あります か。</text:p>
          </table:table-cell>
          <table:table-cell office:value-type="string" office:value="Do you remember seeing this person?">
            <text:p>Do you remember seeing this pers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まで">
            <text:p>これまで</text:p>
          </table:table-cell>
          <table:table-cell office:value-type="string" office:value="これまで">
            <text:p>これまで</text:p>
          </table:table-cell>
          <table:table-cell office:value-type="string" office:value="until now, until here">
            <text:p>until now, until he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の私とは違うんです。">
            <text:p>これまでの私とは違うんです。</text:p>
          </table:table-cell>
          <table:table-cell office:value-type="string" office:value="これ まで の わたし と は ちがう ん です。">
            <text:p>これ まで の わたし と は ちがう ん です。</text:p>
          </table:table-cell>
          <table:table-cell office:value-type="string" office:value="I'm a different person than I've been up until now.">
            <text:p>I'm a different person than I've been up until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す">
            <text:p>からす</text:p>
          </table:table-cell>
          <table:table-cell office:value-type="string" office:value="からす">
            <text:p>からす</text:p>
          </table:table-cell>
          <table:table-cell office:value-type="string" office:value="crow, raven">
            <text:p>crow, r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木の上でからすが鳴いています。">
            <text:p>木の上でからすが鳴いています。</text:p>
          </table:table-cell>
          <table:table-cell office:value-type="string" office:value="き の うえ で からす が ないて います。">
            <text:p>き の うえ で からす が ないて います。</text:p>
          </table:table-cell>
          <table:table-cell office:value-type="string" office:value="A crow is cawing on the tree.">
            <text:p>A crow is cawing on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噛みつく">
            <text:p>噛みつく</text:p>
          </table:table-cell>
          <table:table-cell office:value-type="string" office:value="かみつく">
            <text:p>かみつく</text:p>
          </table:table-cell>
          <table:table-cell office:value-type="string" office:value="bite">
            <text:p>b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が手に噛みつきました。">
            <text:p>犬が手に噛みつきました。</text:p>
          </table:table-cell>
          <table:table-cell office:value-type="string" office:value="いぬ が て に かみつきました。">
            <text:p>いぬ が て に かみつきました。</text:p>
          </table:table-cell>
          <table:table-cell office:value-type="string" office:value="The dog bit my hand.">
            <text:p>The dog bit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菜">
            <text:p>白菜</text:p>
          </table:table-cell>
          <table:table-cell office:value-type="string" office:value="はくさい">
            <text:p>はくさい</text:p>
          </table:table-cell>
          <table:table-cell office:value-type="string" office:value="Chinese cabbage">
            <text:p>Chinese cabb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白菜の漬物が好きです。">
            <text:p>彼女は白菜の漬物が好きです。</text:p>
          </table:table-cell>
          <table:table-cell office:value-type="string" office:value="かのじょ は はくさい の つけもの が すき です。">
            <text:p>かのじょ は はくさい の つけもの が すき です。</text:p>
          </table:table-cell>
          <table:table-cell office:value-type="string" office:value="She likes pickled nappa cabbage.">
            <text:p>She likes pickled nappa cab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ロ野球">
            <text:p>プロ野球</text:p>
          </table:table-cell>
          <table:table-cell office:value-type="string" office:value="プロやきゅう">
            <text:p>プロやきゅう</text:p>
          </table:table-cell>
          <table:table-cell office:value-type="string" office:value="professional baseball">
            <text:p>professional base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のプロ野球は面白くなってきたね。">
            <text:p>最近のプロ野球は面白くなってきたね。</text:p>
          </table:table-cell>
          <table:table-cell office:value-type="string" office:value="さいきん の プロ やきゅう は おもしろく なって きた ね。">
            <text:p>さいきん の プロ やきゅう は おもしろく なって きた ね。</text:p>
          </table:table-cell>
          <table:table-cell office:value-type="string" office:value="Professional baseball is getting interesting recently.">
            <text:p>Professional baseball is getting interesting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みそり">
            <text:p>かみそり</text:p>
          </table:table-cell>
          <table:table-cell office:value-type="string" office:value="かみそり">
            <text:p>かみそり</text:p>
          </table:table-cell>
          <table:table-cell office:value-type="string" office:value="razor">
            <text:p>raz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みそりの刃で指を切りました。">
            <text:p>かみそりの刃で指を切りました。</text:p>
          </table:table-cell>
          <table:table-cell office:value-type="string" office:value="かみそり の は で ゆび を きりました。">
            <text:p>かみそり の は で ゆび を きりました。</text:p>
          </table:table-cell>
          <table:table-cell office:value-type="string" office:value="I cut my finger with a razor blade.">
            <text:p>I cut my finger with a razor bl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十">
            <text:p>何十</text:p>
          </table:table-cell>
          <table:table-cell office:value-type="string" office:value="なんじゅう">
            <text:p>なんじゅう</text:p>
          </table:table-cell>
          <table:table-cell office:value-type="string" office:value="several tens">
            <text:p>several te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店に何十人も行列していたよ。">
            <text:p>その店に何十人も行列していたよ。</text:p>
          </table:table-cell>
          <table:table-cell office:value-type="string" office:value="その みせ に なん じゅう にん も ぎょうれつ して いた よ。">
            <text:p>その みせ に なん じゅう にん も ぎょうれつ して いた よ。</text:p>
          </table:table-cell>
          <table:table-cell office:value-type="string" office:value="Tens of people formed a line to the shop.">
            <text:p>Tens of people formed a line to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百">
            <text:p>何百</text:p>
          </table:table-cell>
          <table:table-cell office:value-type="string" office:value="なんびゃく">
            <text:p>なんびゃく</text:p>
          </table:table-cell>
          <table:table-cell office:value-type="string" office:value="several hundred, hundreds">
            <text:p>several hundred, hundre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で何百もの美しい魚を見ました。">
            <text:p>海で何百もの美しい魚を見ました。</text:p>
          </table:table-cell>
          <table:table-cell office:value-type="string" office:value="うみ で なん びゃく も の うつくしい さかな を みました。">
            <text:p>うみ で なん びゃく も の うつくしい さかな を みました。</text:p>
          </table:table-cell>
          <table:table-cell office:value-type="string" office:value="I saw hundreds of beautiful fish in the sea.">
            <text:p>I saw hundreds of beautiful fish i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千">
            <text:p>何千</text:p>
          </table:table-cell>
          <table:table-cell office:value-type="string" office:value="なんぜん">
            <text:p>なんぜん</text:p>
          </table:table-cell>
          <table:table-cell office:value-type="string" office:value="several thousand, thousands">
            <text:p>several thousand, thous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社に何千ものメールが寄せられたよ。">
            <text:p>新聞社に何千ものメールが寄せられたよ。</text:p>
          </table:table-cell>
          <table:table-cell office:value-type="string" office:value="しんぶん しゃ に なん ぜん も の メール が よせられた よ。">
            <text:p>しんぶん しゃ に なん ぜん も の メール が よせられた よ。</text:p>
          </table:table-cell>
          <table:table-cell office:value-type="string" office:value="The newspaper company has received thousands of e-mails.">
            <text:p>The newspaper company has received thousands of e-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くんと">
            <text:p>がくんと</text:p>
          </table:table-cell>
          <table:table-cell office:value-type="string" office:value="がくんと">
            <text:p>がくんと</text:p>
          </table:table-cell>
          <table:table-cell office:value-type="string" office:value="sharply, significantly">
            <text:p>sharply, signific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学期は成績ががくんと落ちてしまった。">
            <text:p>今学期は成績ががくんと落ちてしまった。</text:p>
          </table:table-cell>
          <table:table-cell office:value-type="string" office:value="こん がっき は せいせき が がくん と おちて しまった。">
            <text:p>こん がっき は せいせき が がくん と おちて しまった。</text:p>
          </table:table-cell>
          <table:table-cell office:value-type="string" office:value="My grades fell sharply this semester.">
            <text:p>My grades fell sharply this seme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下りる">
            <text:p>飛び下りる</text:p>
          </table:table-cell>
          <table:table-cell office:value-type="string" office:value="とびおりる">
            <text:p>とびおりる</text:p>
          </table:table-cell>
          <table:table-cell office:value-type="string" office:value="jump off, jump down">
            <text:p>jump off, jump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が屋根から飛び下りました。">
            <text:p>猫が屋根から飛び下りました。</text:p>
          </table:table-cell>
          <table:table-cell office:value-type="string" office:value="ねこ が やね から とびおりました。">
            <text:p>ねこ が やね から とびおりました。</text:p>
          </table:table-cell>
          <table:table-cell office:value-type="string" office:value="A cat jumped from the roof.">
            <text:p>A cat jumped from the roo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行止め">
            <text:p>通行止め</text:p>
          </table:table-cell>
          <table:table-cell office:value-type="string" office:value="つうこうどめ">
            <text:p>つうこうどめ</text:p>
          </table:table-cell>
          <table:table-cell office:value-type="string" office:value="road closed">
            <text:p>road clos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道路は通行止めだそうです。">
            <text:p>あの道路は通行止めだそうです。</text:p>
          </table:table-cell>
          <table:table-cell office:value-type="string" office:value="あの どうろ は つうこうどめ だ そうです。">
            <text:p>あの どうろ は つうこうどめ だ そうです。</text:p>
          </table:table-cell>
          <table:table-cell office:value-type="string" office:value="I hear that road is closed to traffic.">
            <text:p>I hear that road is closed to traff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止まり">
            <text:p>行き止まり</text:p>
          </table:table-cell>
          <table:table-cell office:value-type="string" office:value="いきどまり">
            <text:p>いきどまり</text:p>
          </table:table-cell>
          <table:table-cell office:value-type="string" office:value="dead end">
            <text:p>dead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先は行き止まりです。">
            <text:p>ここから先は行き止まりです。</text:p>
          </table:table-cell>
          <table:table-cell office:value-type="string" office:value="ここ から さき は いきどまり です。">
            <text:p>ここ から さき は いきどまり です。</text:p>
          </table:table-cell>
          <table:table-cell office:value-type="string" office:value="It is a dead-end ahead.">
            <text:p>It is a dead-end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ん丸">
            <text:p>真ん丸</text:p>
          </table:table-cell>
          <table:table-cell office:value-type="string" office:value="まんまる">
            <text:p>まんまる</text:p>
          </table:table-cell>
          <table:table-cell office:value-type="string" office:value="perfect circle, perfectly round">
            <text:p>perfect circle, perfectly 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月が真ん丸です。">
            <text:p>今日は月が真ん丸です。</text:p>
          </table:table-cell>
          <table:table-cell office:value-type="string" office:value="きょう は つき が まんまる です。">
            <text:p>きょう は つき が まんまる です。</text:p>
          </table:table-cell>
          <table:table-cell office:value-type="string" office:value="The moon is perfectly round today.">
            <text:p>The moon is perfectly roun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の間に">
            <text:p>いつの間に</text:p>
          </table:table-cell>
          <table:table-cell office:value-type="string" office:value="いつのまに">
            <text:p>いつのまに</text:p>
          </table:table-cell>
          <table:table-cell office:value-type="string" office:value="without anyone noticing">
            <text:p>without anyone notic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つの間にいなくなったの？">
            <text:p>彼はいつの間にいなくなったの？</text:p>
          </table:table-cell>
          <table:table-cell office:value-type="string" office:value="かれ は いつ の ま に いなくなった の？">
            <text:p>かれ は いつ の ま に いなくなった の？</text:p>
          </table:table-cell>
          <table:table-cell office:value-type="string" office:value="When, without anyone noticing, did he leave?">
            <text:p>When, without anyone noticing, did he leav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っ付ける">
            <text:p>くっ付ける</text:p>
          </table:table-cell>
          <table:table-cell office:value-type="string" office:value="くっつける">
            <text:p>くっつける</text:p>
          </table:table-cell>
          <table:table-cell office:value-type="string" office:value="attach (something), stick (something)">
            <text:p>attach (something), stic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壁に耳をくっ付けて隣の話を聞いていたの。">
            <text:p>彼は壁に耳をくっ付けて隣の話を聞いていたの。</text:p>
          </table:table-cell>
          <table:table-cell office:value-type="string" office:value="かれ は かべ に みみ を くっつけて となり の はなし を きいて いた の。">
            <text:p>かれ は かべ に みみ を くっつけて となり の はなし を きいて いた の。</text:p>
          </table:table-cell>
          <table:table-cell office:value-type="string" office:value="He pressed his ear to the wall listening to what the people next door were saying.">
            <text:p>He pressed his ear to the wall listening to what the people next door were sa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け足す">
            <text:p>付け足す</text:p>
          </table:table-cell>
          <table:table-cell office:value-type="string" office:value="つけたす">
            <text:p>つけたす</text:p>
          </table:table-cell>
          <table:table-cell office:value-type="string" office:value="add on, append">
            <text:p>add on, app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か付け足すことはありますか。">
            <text:p>何か付け足すことはありますか。</text:p>
          </table:table-cell>
          <table:table-cell office:value-type="string" office:value="なに か つけたす こと は あります か。">
            <text:p>なに か つけたす こと は あります か。</text:p>
          </table:table-cell>
          <table:table-cell office:value-type="string" office:value="Is there anything to add?">
            <text:p>Is there anything to ad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する">
            <text:p>得する</text:p>
          </table:table-cell>
          <table:table-cell office:value-type="string" office:value="とくする">
            <text:p>とくする</text:p>
          </table:table-cell>
          <table:table-cell office:value-type="string" office:value="profitable, beneficial">
            <text:p>profitable, benefici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ネットで得する情報を見つけたよ。">
            <text:p>ネットで得する情報を見つけたよ。</text:p>
          </table:table-cell>
          <table:table-cell office:value-type="string" office:value="ネット で とくする じょうほう を みつけた よ。">
            <text:p>ネット で とくする じょうほう を みつけた よ。</text:p>
          </table:table-cell>
          <table:table-cell office:value-type="string" office:value="I found beneficial information on the Internet.">
            <text:p>I found beneficial information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損する">
            <text:p>損する</text:p>
          </table:table-cell>
          <table:table-cell office:value-type="string" office:value="そんする">
            <text:p>そんする</text:p>
          </table:table-cell>
          <table:table-cell office:value-type="string" office:value="lose, suffer loss">
            <text:p>lose, suffer lo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わざわざ行って損した。">
            <text:p>わざわざ行って損した。</text:p>
          </table:table-cell>
          <table:table-cell office:value-type="string" office:value="わざわざ いって そんした。">
            <text:p>わざわざ いって そんした。</text:p>
          </table:table-cell>
          <table:table-cell office:value-type="string" office:value="I wasted my time going to all the trouble.">
            <text:p>I wasted my time going to all the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返す">
            <text:p>言い返す</text:p>
          </table:table-cell>
          <table:table-cell office:value-type="string" office:value="いいかえす">
            <text:p>いいかえす</text:p>
          </table:table-cell>
          <table:table-cell office:value-type="string" office:value="talk back">
            <text:p>talk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負けずに言い返したの。">
            <text:p>彼女は負けずに言い返したの。</text:p>
          </table:table-cell>
          <table:table-cell office:value-type="string" office:value="かのじょ は まけず に いいかえした の。">
            <text:p>かのじょ は まけず に いいかえした の。</text:p>
          </table:table-cell>
          <table:table-cell office:value-type="string" office:value="She talked back just as much.">
            <text:p>She talked back just as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温計">
            <text:p>体温計</text:p>
          </table:table-cell>
          <table:table-cell office:value-type="string" office:value="たいおんけい">
            <text:p>たいおんけい</text:p>
          </table:table-cell>
          <table:table-cell office:value-type="string" office:value="(clinical) thermometer">
            <text:p>(clinical) thermo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温計が壊れてしまった。">
            <text:p>体温計が壊れてしまった。</text:p>
          </table:table-cell>
          <table:table-cell office:value-type="string" office:value="たいおんけい が こわれて しまった。">
            <text:p>たいおんけい が こわれて しまった。</text:p>
          </table:table-cell>
          <table:table-cell office:value-type="string" office:value="The clinical thermometer has broken.">
            <text:p>The clinical thermometer has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戻り">
            <text:p>後戻り</text:p>
          </table:table-cell>
          <table:table-cell office:value-type="string" office:value="あともどり">
            <text:p>あともどり</text:p>
          </table:table-cell>
          <table:table-cell office:value-type="string" office:value="turning back, retreat">
            <text:p>turning back, retr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途中で後戻りしました。">
            <text:p>彼女は途中で後戻りしました。</text:p>
          </table:table-cell>
          <table:table-cell office:value-type="string" office:value="かのじょ は とちゅう で あともどり しました。">
            <text:p>かのじょ は とちゅう で あともどり しました。</text:p>
          </table:table-cell>
          <table:table-cell office:value-type="string" office:value="She turned back half-way through.">
            <text:p>She turned back half-way thr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声">
            <text:p>話し声</text:p>
          </table:table-cell>
          <table:table-cell office:value-type="string" office:value="はなしごえ">
            <text:p>はなしごえ</text:p>
          </table:table-cell>
          <table:table-cell office:value-type="string" office:value="talking voice">
            <text:p>talking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隣の部屋から話し声が聞こえます。">
            <text:p>隣の部屋から話し声が聞こえます。</text:p>
          </table:table-cell>
          <table:table-cell office:value-type="string" office:value="となり の へや から はなしごえ が きこえます。">
            <text:p>となり の へや から はなしごえ が きこえます。</text:p>
          </table:table-cell>
          <table:table-cell office:value-type="string" office:value="I can hear voices coming from the room next door.">
            <text:p>I can hear voices coming from the room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るくる">
            <text:p>くるくる</text:p>
          </table:table-cell>
          <table:table-cell office:value-type="string" office:value="くるくる">
            <text:p>くるくる</text:p>
          </table:table-cell>
          <table:table-cell office:value-type="string" office:value="fast spinning of small and light things">
            <text:p>fast spinning of small and light thing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、ワインを飲む前にグラスをくるくる回した。">
            <text:p>彼は、ワインを飲む前にグラスをくるくる回した。</text:p>
          </table:table-cell>
          <table:table-cell office:value-type="string" office:value="かれ は、ワイン を のむ まえ に グラス を くるくる まわした。">
            <text:p>かれ は、ワイン を のむ まえ に グラス を くるくる まわした。</text:p>
          </table:table-cell>
          <table:table-cell office:value-type="string" office:value="He swirled the glass before drinking the wine.">
            <text:p>He swirled the glass before drinking th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怖がる">
            <text:p>怖がる</text:p>
          </table:table-cell>
          <table:table-cell office:value-type="string" office:value="こわがる">
            <text:p>こわがる</text:p>
          </table:table-cell>
          <table:table-cell office:value-type="string" office:value="be afraid of, fear">
            <text:p>be afraid of, f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クモを怖がります。">
            <text:p>彼女はクモを怖がります。</text:p>
          </table:table-cell>
          <table:table-cell office:value-type="string" office:value="かのじょ は クモ を こわがります。">
            <text:p>かのじょ は クモ を こわがります。</text:p>
          </table:table-cell>
          <table:table-cell office:value-type="string" office:value="She is afraid of spiders.">
            <text:p>She is afraid of spi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違い">
            <text:p>人違い</text:p>
          </table:table-cell>
          <table:table-cell office:value-type="string" office:value="ひとちがい">
            <text:p>ひとちがい</text:p>
          </table:table-cell>
          <table:table-cell office:value-type="string" office:value="mistaken identity">
            <text:p>mistaken ident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すみません、人違いでした。">
            <text:p>すみません、人違いでした。</text:p>
          </table:table-cell>
          <table:table-cell office:value-type="string" office:value="すみません、ひとちがい でした。">
            <text:p>すみません、ひとちがい でした。</text:p>
          </table:table-cell>
          <table:table-cell office:value-type="string" office:value="I'm sorry I mistook you for someone else.">
            <text:p>I'm sorry I mistook you for someone el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返す">
            <text:p>取り返す</text:p>
          </table:table-cell>
          <table:table-cell office:value-type="string" office:value="とりかえす">
            <text:p>とりかえす</text:p>
          </table:table-cell>
          <table:table-cell office:value-type="string" office:value="take back, regain">
            <text:p>take back, re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チャンピオンのタイトルを取り返したね。">
            <text:p>彼はチャンピオンのタイトルを取り返したね。</text:p>
          </table:table-cell>
          <table:table-cell office:value-type="string" office:value="かれ は チャンピオン の タイトル を とりかえした ね。">
            <text:p>かれ は チャンピオン の タイトル を とりかえした ね。</text:p>
          </table:table-cell>
          <table:table-cell office:value-type="string" office:value="He took back the championship title.">
            <text:p>He took back the championship ti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降り">
            <text:p>乗り降り</text:p>
          </table:table-cell>
          <table:table-cell office:value-type="string" office:value="のりおり">
            <text:p>のりおり</text:p>
          </table:table-cell>
          <table:table-cell office:value-type="string" office:value="getting on and off">
            <text:p>getting on and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駅でたくさんの人が乗り降りしますね。">
            <text:p>この駅でたくさんの人が乗り降りしますね。</text:p>
          </table:table-cell>
          <table:table-cell office:value-type="string" office:value="この えき で たくさん の ひと が のりおり します ね。">
            <text:p>この えき で たくさん の ひと が のりおり します ね。</text:p>
          </table:table-cell>
          <table:table-cell office:value-type="string" office:value="A large number of people get on and off at this station.">
            <text:p>A large number of people get on and off at this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口喧嘩">
            <text:p>口喧嘩</text:p>
          </table:table-cell>
          <table:table-cell office:value-type="string" office:value="くちげんか">
            <text:p>くちげんか</text:p>
          </table:table-cell>
          <table:table-cell office:value-type="string" office:value="quarrel">
            <text:p>quarr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きのう、弟と口喧嘩しました。">
            <text:p>きのう、弟と口喧嘩しました。</text:p>
          </table:table-cell>
          <table:table-cell office:value-type="string" office:value="きのう 、 おとうと と くちげんか しました 。">
            <text:p>きのう 、 おとうと と くちげんか しました 。</text:p>
          </table:table-cell>
          <table:table-cell office:value-type="string" office:value="I quarreled with my younger brother yesterday.">
            <text:p>I quarreled with my younger brother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き上がる">
            <text:p>起き上がる</text:p>
          </table:table-cell>
          <table:table-cell office:value-type="string" office:value="おきあがる">
            <text:p>おきあがる</text:p>
          </table:table-cell>
          <table:table-cell office:value-type="string" office:value="get up, rise">
            <text:p>get up, ri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はようやくベッドから起き上がった。">
            <text:p>弟はようやくベッドから起き上がった。</text:p>
          </table:table-cell>
          <table:table-cell office:value-type="string" office:value="おとうと は ようやく ベッド から おきあがった。">
            <text:p>おとうと は ようやく ベッド から おきあがった。</text:p>
          </table:table-cell>
          <table:table-cell office:value-type="string" office:value="My younger brother finally got out of bed.">
            <text:p>My younger brother finally got out of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ら下がる">
            <text:p>ぶら下がる</text:p>
          </table:table-cell>
          <table:table-cell office:value-type="string" office:value="ぶらさがる">
            <text:p>ぶらさがる</text:p>
          </table:table-cell>
          <table:table-cell office:value-type="string" office:value="hang down, dangle">
            <text:p>hang down, dang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猿が木にぶら下がってるな。">
            <text:p>猿が木にぶら下がってるな。</text:p>
          </table:table-cell>
          <table:table-cell office:value-type="string" office:value="さる が き に ぶらさがってる な。">
            <text:p>さる が き に ぶらさがってる な。</text:p>
          </table:table-cell>
          <table:table-cell office:value-type="string" office:value="A monkey is hanging in the tree.">
            <text:p>A monkey is hanging in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上がる">
            <text:p>飛び上がる</text:p>
          </table:table-cell>
          <table:table-cell office:value-type="string" office:value="とびあがる">
            <text:p>とびあがる</text:p>
          </table:table-cell>
          <table:table-cell office:value-type="string" office:value="fly up, jump up">
            <text:p>fly up, jump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きな音にびっくりして飛び上がりました。">
            <text:p>大きな音にびっくりして飛び上がりました。</text:p>
          </table:table-cell>
          <table:table-cell office:value-type="string" office:value="おおきな おと に びっくり して とびあがりました。">
            <text:p>おおきな おと に びっくり して とびあがりました。</text:p>
          </table:table-cell>
          <table:table-cell office:value-type="string" office:value="I jumped up in surprise at the loud noise.">
            <text:p>I jumped up in surprise at the loud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泣き声">
            <text:p>泣き声</text:p>
          </table:table-cell>
          <table:table-cell office:value-type="string" office:value="なきごえ">
            <text:p>なきごえ</text:p>
          </table:table-cell>
          <table:table-cell office:value-type="string" office:value="tearful voice, sound of crying">
            <text:p>tearful voice, sound of cr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ちゃんの泣き声が聞こえますね。">
            <text:p>赤ちゃんの泣き声が聞こえますね。</text:p>
          </table:table-cell>
          <table:table-cell office:value-type="string" office:value="あかちゃん の なきごえ が きこえます ね。">
            <text:p>あかちゃん の なきごえ が きこえます ね。</text:p>
          </table:table-cell>
          <table:table-cell office:value-type="string" office:value="I can hear a baby crying.">
            <text:p>I can hear a baby cr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ち物">
            <text:p>持ち物</text:p>
          </table:table-cell>
          <table:table-cell office:value-type="string" office:value="もちもの">
            <text:p>もちもの</text:p>
          </table:table-cell>
          <table:table-cell office:value-type="string" office:value="one's belongings">
            <text:p>one's belong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持ち物には名前を書いてください。">
            <text:p>持ち物には名前を書いてください。</text:p>
          </table:table-cell>
          <table:table-cell office:value-type="string" office:value="もちもの に は なまえ を かいて ください。">
            <text:p>もちもの に は なまえ を かいて ください。</text:p>
          </table:table-cell>
          <table:table-cell office:value-type="string" office:value="Please write your name on your belongings.">
            <text:p>Please write your name on your belong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長い">
            <text:p>細長い</text:p>
          </table:table-cell>
          <table:table-cell office:value-type="string" office:value="ほそながい">
            <text:p>ほそながい</text:p>
          </table:table-cell>
          <table:table-cell office:value-type="string" office:value="long and thin, long and narrow">
            <text:p>long and thin, long and narrow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私は細長いお弁当箱を買いました。">
            <text:p>私は細長いお弁当箱を買いました。</text:p>
          </table:table-cell>
          <table:table-cell office:value-type="string" office:value="わたし は ほそながい おべんとうばこ を かいました。">
            <text:p>わたし は ほそながい おべんとうばこ を かいました。</text:p>
          </table:table-cell>
          <table:table-cell office:value-type="string" office:value="I bought a long, thin lunch box.">
            <text:p>I bought a long, thin lunch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入り口">
            <text:p>出入り口</text:p>
          </table:table-cell>
          <table:table-cell office:value-type="string" office:value="でいりぐち">
            <text:p>でいりぐち</text:p>
          </table:table-cell>
          <table:table-cell office:value-type="string" office:value="doorway, gateway">
            <text:p>doorway, gate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入り口に車を停めないでください。">
            <text:p>出入り口に車を停めないでください。</text:p>
          </table:table-cell>
          <table:table-cell office:value-type="string" office:value="でいりぐち に くるま を とめない で ください。">
            <text:p>でいりぐち に くるま を とめない で ください。</text:p>
          </table:table-cell>
          <table:table-cell office:value-type="string" office:value="Please don't park your car at the gateway.">
            <text:p>Please don't park your car at the gate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座">
            <text:p>正座</text:p>
          </table:table-cell>
          <table:table-cell office:value-type="string" office:value="せいざ">
            <text:p>せいざ</text:p>
          </table:table-cell>
          <table:table-cell office:value-type="string" office:value="sitting on one's heels">
            <text:p>sitting on one's heel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きちんと正座して待っていたね。">
            <text:p>彼はきちんと正座して待っていたね。</text:p>
          </table:table-cell>
          <table:table-cell office:value-type="string" office:value="かれ は きちんと せいざ して まって いた ね。">
            <text:p>かれ は きちんと せいざ して まって いた ね。</text:p>
          </table:table-cell>
          <table:table-cell office:value-type="string" office:value="He waited while sitting properly on the floor, Japanese style.">
            <text:p>He waited while sitting properly on the floor, Japanese 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喜び">
            <text:p>大喜び</text:p>
          </table:table-cell>
          <table:table-cell office:value-type="string" office:value="おおよろこび">
            <text:p>おおよろこび</text:p>
          </table:table-cell>
          <table:table-cell office:value-type="string" office:value="great joy">
            <text:p>great jo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弟は新しい自転車に大喜びです。">
            <text:p>弟は新しい自転車に大喜びです。</text:p>
          </table:table-cell>
          <table:table-cell office:value-type="string" office:value="おとうと は あたらしい じてんしゃ に おお よろこび です。">
            <text:p>おとうと は あたらしい じてんしゃ に おお よろこび です。</text:p>
          </table:table-cell>
          <table:table-cell office:value-type="string" office:value="My little brother is overjoyed that he's got a new bike.">
            <text:p>My little brother is overjoyed that he's got a new bi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とし物">
            <text:p>落とし物</text:p>
          </table:table-cell>
          <table:table-cell office:value-type="string" office:value="おとしもの">
            <text:p>おとしもの</text:p>
          </table:table-cell>
          <table:table-cell office:value-type="string" office:value="lost property">
            <text:p>lost prope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財布の落とし物を拾いました。">
            <text:p>財布の落とし物を拾いました。</text:p>
          </table:table-cell>
          <table:table-cell office:value-type="string" office:value="さいふ の おとしもの を ひろいました。">
            <text:p>さいふ の おとしもの を ひろいました。</text:p>
          </table:table-cell>
          <table:table-cell office:value-type="string" office:value="I picked up someone's lost wallet.">
            <text:p>I picked up someone's lost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ゃんじゃん">
            <text:p>じゃんじゃん</text:p>
          </table:table-cell>
          <table:table-cell office:value-type="string" office:value="じゃんじゃん">
            <text:p>じゃんじゃん</text:p>
          </table:table-cell>
          <table:table-cell office:value-type="string" office:value="many times, repeatedly">
            <text:p>many times, repea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電話がじゃんじゃん掛かってきたな。">
            <text:p>電話がじゃんじゃん掛かってきたな。</text:p>
          </table:table-cell>
          <table:table-cell office:value-type="string" office:value="でんわ が じゃんじゃん かかって きた な。">
            <text:p>でんわ が じゃんじゃん かかって きた な。</text:p>
          </table:table-cell>
          <table:table-cell office:value-type="string" office:value="We had many phone calls.">
            <text:p>We had many phone c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違える">
            <text:p>見違える</text:p>
          </table:table-cell>
          <table:table-cell office:value-type="string" office:value="みちがえる">
            <text:p>みちがえる</text:p>
          </table:table-cell>
          <table:table-cell office:value-type="string" office:value="look completely different">
            <text:p>look completely differ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掃除をしたら部屋が見違えるようになったの。">
            <text:p>掃除をしたら部屋が見違えるようになったの。</text:p>
          </table:table-cell>
          <table:table-cell office:value-type="string" office:value="そうじ を したら へや が みちがえる ように なった の。">
            <text:p>そうじ を したら へや が みちがえる ように なった の。</text:p>
          </table:table-cell>
          <table:table-cell office:value-type="string" office:value="The room looked completely different after cleaning.">
            <text:p>The room looked completely different after clea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理的">
            <text:p>合理的</text:p>
          </table:table-cell>
          <table:table-cell office:value-type="string" office:value="ごうりてき">
            <text:p>ごうりてき</text:p>
          </table:table-cell>
          <table:table-cell office:value-type="string" office:value="rational, logical">
            <text:p>rational, log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合理的な考え方をする人です。">
            <text:p>彼女は合理的な考え方をする人です。</text:p>
          </table:table-cell>
          <table:table-cell office:value-type="string" office:value="かのじょ は ごうりてきな かんがえかた を する ひと です。">
            <text:p>かのじょ は ごうりてきな かんがえかた を する ひと です。</text:p>
          </table:table-cell>
          <table:table-cell office:value-type="string" office:value="She is a person who thinks logically.">
            <text:p>She is a person who thinks log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主的">
            <text:p>自主的</text:p>
          </table:table-cell>
          <table:table-cell office:value-type="string" office:value="じしゅてき">
            <text:p>じしゅてき</text:p>
          </table:table-cell>
          <table:table-cell office:value-type="string" office:value="voluntary, independent">
            <text:p>voluntary, indepen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学生たちは自主的に勉強会を開いたわよ。">
            <text:p>学生たちは自主的に勉強会を開いたわよ。</text:p>
          </table:table-cell>
          <table:table-cell office:value-type="string" office:value="がくせい たち は じしゅてき に べんきょう かい を ひらいた わ よ。">
            <text:p>がくせい たち は じしゅてき に べんきょう かい を ひらいた わ よ。</text:p>
          </table:table-cell>
          <table:table-cell office:value-type="string" office:value="The students held a voluntary study meeting.">
            <text:p>The students held a voluntary study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円高">
            <text:p>円高</text:p>
          </table:table-cell>
          <table:table-cell office:value-type="string" office:value="えんだか">
            <text:p>えんだか</text:p>
          </table:table-cell>
          <table:table-cell office:value-type="string" office:value="strong yen">
            <text:p>strong y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円高の影響で海外製品が安く買えますよ。">
            <text:p>円高の影響で海外製品が安く買えますよ。</text:p>
          </table:table-cell>
          <table:table-cell office:value-type="string" office:value="えんだか の えいきょう で かいがい せいひん が やすく かえます よ。">
            <text:p>えんだか の えいきょう で かいがい せいひん が やすく かえます よ。</text:p>
          </table:table-cell>
          <table:table-cell office:value-type="string" office:value="You can buy overseas products more cheaply thanks to the strong yen.">
            <text:p>You can buy overseas products more cheaply thanks to the strong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面的">
            <text:p>全面的</text:p>
          </table:table-cell>
          <table:table-cell office:value-type="string" office:value="ぜんめんてき">
            <text:p>ぜんめんてき</text:p>
          </table:table-cell>
          <table:table-cell office:value-type="string" office:value="full-scale, complete">
            <text:p>full-scale, 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全面的に協力してくれるそうです。">
            <text:p>彼が全面的に協力してくれるそうです。</text:p>
          </table:table-cell>
          <table:table-cell office:value-type="string" office:value="かれ が ぜんめんてき に きょうりょく して くれる そうです。">
            <text:p>かれ が ぜんめんてき に きょうりょく して くれる そうです。</text:p>
          </table:table-cell>
          <table:table-cell office:value-type="string" office:value="I hear that he'll cooperate with us completely.">
            <text:p>I hear that he'll cooperate with us comple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費者">
            <text:p>消費者</text:p>
          </table:table-cell>
          <table:table-cell office:value-type="string" office:value="しょうひしゃ">
            <text:p>しょうひしゃ</text:p>
          </table:table-cell>
          <table:table-cell office:value-type="string" office:value="consumer">
            <text:p>consu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法律は消費者を守るためのものです。">
            <text:p>この法律は消費者を守るためのものです。</text:p>
          </table:table-cell>
          <table:table-cell office:value-type="string" office:value="この ほうりつ は しょうひ しゃ を まもる ため の もの です。">
            <text:p>この ほうりつ は しょうひ しゃ を まもる ため の もの です。</text:p>
          </table:table-cell>
          <table:table-cell office:value-type="string" office:value="This law is to protect consumers.">
            <text:p>This law is to protect consum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中">
            <text:p>日中</text:p>
          </table:table-cell>
          <table:table-cell office:value-type="string" office:value="にっちゅう">
            <text:p>にっちゅう</text:p>
          </table:table-cell>
          <table:table-cell office:value-type="string" office:value="Japan and China">
            <text:p>Japan and Chi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中貿易は急激に伸びているわね。">
            <text:p>日中貿易は急激に伸びているわね。</text:p>
          </table:table-cell>
          <table:table-cell office:value-type="string" office:value="にっちゅう ぼうえき は きゅうげき に のびて いる わ ね。">
            <text:p>にっちゅう ぼうえき は きゅうげき に のびて いる わ ね。</text:p>
          </table:table-cell>
          <table:table-cell office:value-type="string" office:value="Trade between Japan and China has been expanding rapidly.">
            <text:p>Trade between Japan and China has been expanding rapi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あす">
            <text:p>あす</text:p>
          </table:table-cell>
          <table:table-cell office:value-type="string" office:value="tomorrow (rather formal)">
            <text:p>tomorrow (rather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もいい天気になりそうだね。">
            <text:p>明日もいい天気になりそうだね。</text:p>
          </table:table-cell>
          <table:table-cell office:value-type="string" office:value="あす も いい てんき に なり そうだ ね。">
            <text:p>あす も いい てんき に なり そうだ ね。</text:p>
          </table:table-cell>
          <table:table-cell office:value-type="string" office:value="It looks like the weather is going to be good tomorrow, too.">
            <text:p>It looks like the weather is going to be good tomorrow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構">
            <text:p>結構</text:p>
          </table:table-cell>
          <table:table-cell office:value-type="string" office:value="けっこう">
            <text:p>けっこう</text:p>
          </table:table-cell>
          <table:table-cell office:value-type="string" office:value="all right, no thank you">
            <text:p>all right, no thank you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お腹がいっぱいなのでお代わりは結構です。">
            <text:p>お腹がいっぱいなのでお代わりは結構です。</text:p>
          </table:table-cell>
          <table:table-cell office:value-type="string" office:value="おなか が いっぱい なので おかわり は けっこう です。">
            <text:p>おなか が いっぱい なので おかわり は けっこう です。</text:p>
          </table:table-cell>
          <table:table-cell office:value-type="string" office:value="I'm full, so I don't need a second helping, thanks.">
            <text:p>I'm full, so I don't need a second helping, than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つらい">
            <text:p>つらい</text:p>
          </table:table-cell>
          <table:table-cell office:value-type="string" office:value="hard, painstaking">
            <text:p>hard, painsta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仕事は辛いです。">
            <text:p>この仕事は辛いです。</text:p>
          </table:table-cell>
          <table:table-cell office:value-type="string" office:value="この しごと は つらい です。">
            <text:p>この しごと は つらい です。</text:p>
          </table:table-cell>
          <table:table-cell office:value-type="string" office:value="This work is hard.">
            <text:p>This work i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ずい">
            <text:p>まずい</text:p>
          </table:table-cell>
          <table:table-cell office:value-type="string" office:value="まずい">
            <text:p>まずい</text:p>
          </table:table-cell>
          <table:table-cell office:value-type="string" office:value="problematic, troublesome">
            <text:p>problematic, troubleso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中に返答しなければまずい。">
            <text:p>今日中に返答しなければまずい。</text:p>
          </table:table-cell>
          <table:table-cell office:value-type="string" office:value="きょう じゅう に へんとう しなければ まずい。">
            <text:p>きょう じゅう に へんとう しなければ まずい。</text:p>
          </table:table-cell>
          <table:table-cell office:value-type="string" office:value="If I don't reply by the end of today, I'll be in trouble.">
            <text:p>If I don't reply by the end of today, I'll be in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下">
            <text:p>上下</text:p>
          </table:table-cell>
          <table:table-cell office:value-type="string" office:value="じょうげ">
            <text:p>じょうげ</text:p>
          </table:table-cell>
          <table:table-cell office:value-type="string" office:value="top and bottom">
            <text:p>top and botto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服は上下セットで買いました。">
            <text:p>この服は上下セットで買いました。</text:p>
          </table:table-cell>
          <table:table-cell office:value-type="string" office:value="この ふく は じょうげ セット で かいました。">
            <text:p>この ふく は じょうげ セット で かいました。</text:p>
          </table:table-cell>
          <table:table-cell office:value-type="string" office:value="I bought these clothes as a tops and bottoms set.">
            <text:p>I bought these clothes as a tops and bottoms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">
            <text:p>生</text:p>
          </table:table-cell>
          <table:table-cell office:value-type="string" office:value="なま">
            <text:p>なま</text:p>
          </table:table-cell>
          <table:table-cell office:value-type="string" office:value="raw, fresh">
            <text:p>raw, 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生の魚が食べられません。">
            <text:p>彼は生の魚が食べられません。</text:p>
          </table:table-cell>
          <table:table-cell office:value-type="string" office:value="かれ は なま の さかな が たべられません。">
            <text:p>かれ は なま の さかな が たべられません。</text:p>
          </table:table-cell>
          <table:table-cell office:value-type="string" office:value="He can't eat raw fish.">
            <text:p>He can't eat raw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ける">
            <text:p>よける</text:p>
          </table:table-cell>
          <table:table-cell office:value-type="string" office:value="よける">
            <text:p>よける</text:p>
          </table:table-cell>
          <table:table-cell office:value-type="string" office:value="avoid, dodge">
            <text:p>avoid, dod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飛んできたボールをよけたの。">
            <text:p>彼は飛んできたボールをよけたの。</text:p>
          </table:table-cell>
          <table:table-cell office:value-type="string" office:value="かれ は とんで きた ボール を よけた の。">
            <text:p>かれ は とんで きた ボール を よけた の。</text:p>
          </table:table-cell>
          <table:table-cell office:value-type="string" office:value="He dodged the ball that flew toward him.">
            <text:p>He dodged the ball that flew toward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やがや">
            <text:p>がやがや</text:p>
          </table:table-cell>
          <table:table-cell office:value-type="string" office:value="がやがや">
            <text:p>がやがや</text:p>
          </table:table-cell>
          <table:table-cell office:value-type="string" office:value="noisily, loudly">
            <text:p>noisily, lou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生徒たちががやがやと騒いでいますね。">
            <text:p>生徒たちががやがやと騒いでいますね。</text:p>
          </table:table-cell>
          <table:table-cell office:value-type="string" office:value="せいと たち が がやがや と さわいで います ね。">
            <text:p>せいと たち が がやがや と さわいで います ね。</text:p>
          </table:table-cell>
          <table:table-cell office:value-type="string" office:value="The students are making a lot of noise.">
            <text:p>The students are making a lot of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ん坊">
            <text:p>赤ん坊</text:p>
          </table:table-cell>
          <table:table-cell office:value-type="string" office:value="あかんぼう">
            <text:p>あかんぼう</text:p>
          </table:table-cell>
          <table:table-cell office:value-type="string" office:value="(human) baby">
            <text:p>(human) bab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頃彼はまだ赤ん坊だったよね。">
            <text:p>その頃彼はまだ赤ん坊だったよね。</text:p>
          </table:table-cell>
          <table:table-cell office:value-type="string" office:value="その ころ かれ は まだ あかんぼう だった よ ね。">
            <text:p>その ころ かれ は まだ あかんぼう だった よ ね。</text:p>
          </table:table-cell>
          <table:table-cell office:value-type="string" office:value="He was still a baby in those days.">
            <text:p>He was still a baby in tho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ープロ">
            <text:p>ワープロ</text:p>
          </table:table-cell>
          <table:table-cell office:value-type="string" office:value="ワープロ">
            <text:p>ワープロ</text:p>
          </table:table-cell>
          <table:table-cell office:value-type="string" office:value="word processor">
            <text:p>word process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ワープロで報告書を打ったよ。">
            <text:p>ワープロで報告書を打ったよ。</text:p>
          </table:table-cell>
          <table:table-cell office:value-type="string" office:value="ワープロ で ほうこく しょ を うった よ。">
            <text:p>ワープロ で ほうこく しょ を うった よ。</text:p>
          </table:table-cell>
          <table:table-cell office:value-type="string" office:value="I typed up a report using a word processor.">
            <text:p>I typed up a report using a word process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聞社">
            <text:p>新聞社</text:p>
          </table:table-cell>
          <table:table-cell office:value-type="string" office:value="しんぶんしゃ">
            <text:p>しんぶんしゃ</text:p>
          </table:table-cell>
          <table:table-cell office:value-type="string" office:value="newspaper publisher">
            <text:p>newspaper publis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ビルは新聞社です。">
            <text:p>このビルは新聞社です。</text:p>
          </table:table-cell>
          <table:table-cell office:value-type="string" office:value="この ビル は しんぶん しゃ です。">
            <text:p>この ビル は しんぶん しゃ です。</text:p>
          </table:table-cell>
          <table:table-cell office:value-type="string" office:value="This building is a newspaper publisher.">
            <text:p>This building is a newspaper publis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かす">
            <text:p>寝かす</text:p>
          </table:table-cell>
          <table:table-cell office:value-type="string" office:value="ねかす">
            <text:p>ねかす</text:p>
          </table:table-cell>
          <table:table-cell office:value-type="string" office:value="put (someone) to bed">
            <text:p>put (someone) to b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つも9時に子供を寝かします。">
            <text:p>いつも9時に子供を寝かします。</text:p>
          </table:table-cell>
          <table:table-cell office:value-type="string" office:value="いつも 9 じ に こども を ねかします 。">
            <text:p>いつも 9 じ に こども を ねかします 。</text:p>
          </table:table-cell>
          <table:table-cell office:value-type="string" office:value="I always put my kid to bed at nine o'clock.">
            <text:p>I always put my kid to bed at nin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者">
            <text:p>者</text:p>
          </table:table-cell>
          <table:table-cell office:value-type="string" office:value="もの">
            <text:p>もの</text:p>
          </table:table-cell>
          <table:table-cell office:value-type="string" office:value="person (humble)">
            <text:p>person (humbl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先ほど電話した者です。">
            <text:p>私は先ほど電話した者です。</text:p>
          </table:table-cell>
          <table:table-cell office:value-type="string" office:value="わたし は さきほど でんわ した もの です。">
            <text:p>わたし は さきほど でんわ した もの です。</text:p>
          </table:table-cell>
          <table:table-cell office:value-type="string" office:value="I'm the person who called earlier.">
            <text:p>I'm the person who called earl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">
            <text:p>中</text:p>
          </table:table-cell>
          <table:table-cell office:value-type="string" office:value="ちゅう">
            <text:p>ちゅう</text:p>
          </table:table-cell>
          <table:table-cell office:value-type="string" office:value="middle, medium size">
            <text:p>middle, medium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子の身長はクラスで中くらいです。">
            <text:p>うちの子の身長はクラスで中くらいです。</text:p>
          </table:table-cell>
          <table:table-cell office:value-type="string" office:value="うち の こ の しんちょう は クラス で ちゅう くらい です。">
            <text:p>うち の こ の しんちょう は クラス で ちゅう くらい です。</text:p>
          </table:table-cell>
          <table:table-cell office:value-type="string" office:value="My child is of average height in class.">
            <text:p>My child is of average height in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">
            <text:p>性</text:p>
          </table:table-cell>
          <table:table-cell office:value-type="string" office:value="せい">
            <text:p>せい</text:p>
          </table:table-cell>
          <table:table-cell office:value-type="string" office:value="gender, sexual activities">
            <text:p>gender, sexual activ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会社では性による差別はありません。">
            <text:p>この会社では性による差別はありません。</text:p>
          </table:table-cell>
          <table:table-cell office:value-type="string" office:value="この かいしゃ で は せい に よる さべつ は ありません。">
            <text:p>この かいしゃ で は せい に よる さべつ は ありません。</text:p>
          </table:table-cell>
          <table:table-cell office:value-type="string" office:value="There is no gender discrimination in this company.">
            <text:p>There is no gender discrimination in this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">
            <text:p>会</text:p>
          </table:table-cell>
          <table:table-cell office:value-type="string" office:value="かい">
            <text:p>かい</text:p>
          </table:table-cell>
          <table:table-cell office:value-type="string" office:value="meeting, association">
            <text:p>meeting, assoc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は午後9時に終わりました。">
            <text:p>会は午後9時に終わりました。</text:p>
          </table:table-cell>
          <table:table-cell office:value-type="string" office:value="かい は ごご 9 じ に おわりました。">
            <text:p>かい は ごご 9 じ に おわりました。</text:p>
          </table:table-cell>
          <table:table-cell office:value-type="string" office:value="The meeting ended at 9:00 pm.">
            <text:p>The meeting ended at 9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">
            <text:p>事</text:p>
          </table:table-cell>
          <table:table-cell office:value-type="string" office:value="こと">
            <text:p>こと</text:p>
          </table:table-cell>
          <table:table-cell office:value-type="string" office:value="thing, incident">
            <text:p>thing, incid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んな事をしてはいけません。">
            <text:p>そんな事をしてはいけません。</text:p>
          </table:table-cell>
          <table:table-cell office:value-type="string" office:value="そんな こと を して は いけません。">
            <text:p>そんな こと を して は いけません。</text:p>
          </table:table-cell>
          <table:table-cell office:value-type="string" office:value="Don't do such a thing.">
            <text:p>Don't do such a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日">
            <text:p>今日</text:p>
          </table:table-cell>
          <table:table-cell office:value-type="string" office:value="こんにち">
            <text:p>こんにち</text:p>
          </table:table-cell>
          <table:table-cell office:value-type="string" office:value="these days">
            <text:p>these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本の若者は欧米化している。">
            <text:p>今日の日本の若者は欧米化している。</text:p>
          </table:table-cell>
          <table:table-cell office:value-type="string" office:value="こんにち の にほん の わかもの は おうべいか して いる。">
            <text:p>こんにち の にほん の わかもの は おうべいか して いる。</text:p>
          </table:table-cell>
          <table:table-cell office:value-type="string" office:value="Young people in Japan these days are westernized.">
            <text:p>Young people in Japan these days are western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点">
            <text:p>点</text:p>
          </table:table-cell>
          <table:table-cell office:value-type="string" office:value="てん">
            <text:p>てん</text:p>
          </table:table-cell>
          <table:table-cell office:value-type="string" office:value="point (of concern), dot">
            <text:p>point (of concern), d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点は心配ありません。">
            <text:p>その点は心配ありません。</text:p>
          </table:table-cell>
          <table:table-cell office:value-type="string" office:value="その てん は しんぱい ありません。">
            <text:p>その てん は しんぱい ありません。</text:p>
          </table:table-cell>
          <table:table-cell office:value-type="string" office:value="You don't need to worry about that.">
            <text:p>You don't need to worry about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ク">
            <text:p>バック</text:p>
          </table:table-cell>
          <table:table-cell office:value-type="string" office:value="バック">
            <text:p>バック</text:p>
          </table:table-cell>
          <table:table-cell office:value-type="string" office:value="back, reverse">
            <text:p>back, rever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ギアをバックに入れたよ。">
            <text:p>車のギアをバックに入れたよ。</text:p>
          </table:table-cell>
          <table:table-cell office:value-type="string" office:value="くるま の ギア を バック に いれた よ。">
            <text:p>くるま の ギア を バック に いれた よ。</text:p>
          </table:table-cell>
          <table:table-cell office:value-type="string" office:value="I put the car into reverse gear.">
            <text:p>I put the car into reverse g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事">
            <text:p>記事</text:p>
          </table:table-cell>
          <table:table-cell office:value-type="string" office:value="きじ">
            <text:p>きじ</text:p>
          </table:table-cell>
          <table:table-cell office:value-type="string" office:value="article, story">
            <text:p>article, 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環境問題に関する記事を読んだの。">
            <text:p>環境問題に関する記事を読んだの。</text:p>
          </table:table-cell>
          <table:table-cell office:value-type="string" office:value="かんきょう もんだい に かんする きじ を よんだ の。">
            <text:p>かんきょう もんだい に かんする きじ を よんだ の。</text:p>
          </table:table-cell>
          <table:table-cell office:value-type="string" office:value="I read an article on environmental issues.">
            <text:p>I read an article on environmental iss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">
            <text:p>大</text:p>
          </table:table-cell>
          <table:table-cell office:value-type="string" office:value="だい">
            <text:p>だい</text:p>
          </table:table-cell>
          <table:table-cell office:value-type="string" office:value="big, large size">
            <text:p>big, large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ズケーキの大を一つ下さい。">
            <text:p>チーズケーキの大を一つ下さい。</text:p>
          </table:table-cell>
          <table:table-cell office:value-type="string" office:value="チーズ ケーキ の だい を ひとつ ください。">
            <text:p>チーズ ケーキ の だい を ひとつ ください。</text:p>
          </table:table-cell>
          <table:table-cell office:value-type="string" office:value="Please give me the large-sized cheesecake.">
            <text:p>Please give me the large-sized cheese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">
            <text:p>法</text:p>
          </table:table-cell>
          <table:table-cell office:value-type="string" office:value="ほう">
            <text:p>ほう</text:p>
          </table:table-cell>
          <table:table-cell office:value-type="string" office:value="law, rule">
            <text:p>law, r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は法に従わなければならないよ。">
            <text:p>国民は法に従わなければならないよ。</text:p>
          </table:table-cell>
          <table:table-cell office:value-type="string" office:value="こくみん は ほう に したがわ なければ ならない よ。">
            <text:p>こくみん は ほう に したがわ なければ ならない よ。</text:p>
          </table:table-cell>
          <table:table-cell office:value-type="string" office:value="Citizens must obey the law.">
            <text:p>Citizens must obey the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">
            <text:p>非常</text:p>
          </table:table-cell>
          <table:table-cell office:value-type="string" office:value="ひじょう">
            <text:p>ひじょう</text:p>
          </table:table-cell>
          <table:table-cell office:value-type="string" office:value="emergency">
            <text:p>emer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非常事態です。">
            <text:p>非常事態です。</text:p>
          </table:table-cell>
          <table:table-cell office:value-type="string" office:value="ひじょう じたい です。">
            <text:p>ひじょう じたい です。</text:p>
          </table:table-cell>
          <table:table-cell office:value-type="string" office:value="We're in a state of emergency.">
            <text:p>We're in a state of emerg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だ">
            <text:p>ただ</text:p>
          </table:table-cell>
          <table:table-cell office:value-type="string" office:value="ただ">
            <text:p>ただ</text:p>
          </table:table-cell>
          <table:table-cell office:value-type="string" office:value="simply, merely">
            <text:p>simply, me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私はただ彼女と話したかっただけです。">
            <text:p>私はただ彼女と話したかっただけです。</text:p>
          </table:table-cell>
          <table:table-cell office:value-type="string" office:value="わたし は ただ かのじょ と はなしたかった だけ です。">
            <text:p>わたし は ただ かのじょ と はなしたかった だけ です。</text:p>
          </table:table-cell>
          <table:table-cell office:value-type="string" office:value="I simply wanted to talk to her.">
            <text:p>I simply wanted to talk to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じ">
            <text:p>感じ</text:p>
          </table:table-cell>
          <table:table-cell office:value-type="string" office:value="かんじ">
            <text:p>かんじ</text:p>
          </table:table-cell>
          <table:table-cell office:value-type="string" office:value="feeling, impression">
            <text:p>feeling, 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は感じの良い子です。">
            <text:p>あの子は感じの良い子です。</text:p>
          </table:table-cell>
          <table:table-cell office:value-type="string" office:value="あの こ は かんじ の いい こ です。">
            <text:p>あの こ は かんじ の いい こ です。</text:p>
          </table:table-cell>
          <table:table-cell office:value-type="string" office:value="I get the impression that the kid is very likable.">
            <text:p>I get the impression that the kid is very li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環境">
            <text:p>環境</text:p>
          </table:table-cell>
          <table:table-cell office:value-type="string" office:value="かんきょう">
            <text:p>かんきょう</text:p>
          </table:table-cell>
          <table:table-cell office:value-type="string" office:value="environment, surroundings">
            <text:p>environment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引っ越して環境が変わりました。">
            <text:p>引っ越して環境が変わりました。</text:p>
          </table:table-cell>
          <table:table-cell office:value-type="string" office:value="ひっこして かんきょう が かわりました。">
            <text:p>ひっこして かんきょう が かわりました。</text:p>
          </table:table-cell>
          <table:table-cell office:value-type="string" office:value="My environment has changed since I moved.">
            <text:p>My environment has changed since I mo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解">
            <text:p>理解</text:p>
          </table:table-cell>
          <table:table-cell office:value-type="string" office:value="りかい">
            <text:p>りかい</text:p>
          </table:table-cell>
          <table:table-cell office:value-type="string" office:value="understanding, comprehension">
            <text:p>understanding, compreh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理解してくれてありがとう。">
            <text:p>理解してくれてありがとう。</text:p>
          </table:table-cell>
          <table:table-cell office:value-type="string" office:value="りかい して くれて ありがとう。">
            <text:p>りかい して くれて ありがとう。</text:p>
          </table:table-cell>
          <table:table-cell office:value-type="string" office:value="Thank you for your understanding.">
            <text:p>Thank you for your 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県">
            <text:p>県</text:p>
          </table:table-cell>
          <table:table-cell office:value-type="string" office:value="けん">
            <text:p>けん</text:p>
          </table:table-cell>
          <table:table-cell office:value-type="string" office:value="prefecture">
            <text:p>prefe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県の代表は2名です。">
            <text:p>県の代表は2名です。</text:p>
          </table:table-cell>
          <table:table-cell office:value-type="string" office:value="けん の だいひょう は 2 めい です。">
            <text:p>けん の だいひょう は 2 めい です。</text:p>
          </table:table-cell>
          <table:table-cell office:value-type="string" office:value="The prefecture has two representatives.">
            <text:p>The prefecture has two representati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用">
            <text:p>使用</text:p>
          </table:table-cell>
          <table:table-cell office:value-type="string" office:value="しよう">
            <text:p>しよう</text:p>
          </table:table-cell>
          <table:table-cell office:value-type="string" office:value="use">
            <text:p>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製品を使用する前に、説明書をお読みください。">
            <text:p>この製品を使用する前に、説明書をお読みください。</text:p>
          </table:table-cell>
          <table:table-cell office:value-type="string" office:value="この せいひん を しよう する まえ に、せつめい しょ を およみ ください。">
            <text:p>この せいひん を しよう する まえ に、せつめい しょ を およみ ください。</text:p>
          </table:table-cell>
          <table:table-cell office:value-type="string" office:value="Please read the manual before use of this product.">
            <text:p>Please read the manual before use of this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義">
            <text:p>主義</text:p>
          </table:table-cell>
          <table:table-cell office:value-type="string" office:value="しゅぎ">
            <text:p>しゅぎ</text:p>
          </table:table-cell>
          <table:table-cell office:value-type="string" office:value="principle, -ism">
            <text:p>principle, -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車は持たない主義です。">
            <text:p>私は車は持たない主義です。</text:p>
          </table:table-cell>
          <table:table-cell office:value-type="string" office:value="わたし は くるま は もたない しゅぎ です。">
            <text:p>わたし は くるま は もたない しゅぎ です。</text:p>
          </table:table-cell>
          <table:table-cell office:value-type="string" office:value="I do not have a car on principle.">
            <text:p>I do not have a car on princi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民">
            <text:p>国民</text:p>
          </table:table-cell>
          <table:table-cell office:value-type="string" office:value="こくみん">
            <text:p>こくみん</text:p>
          </table:table-cell>
          <table:table-cell office:value-type="string" office:value="citizen">
            <text:p>citiz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の安全が最も大切です。">
            <text:p>国民の安全が最も大切です。</text:p>
          </table:table-cell>
          <table:table-cell office:value-type="string" office:value="こくみん の あんぜん が もっとも たいせつ です。">
            <text:p>こくみん の あんぜん が もっとも たいせつ です。</text:p>
          </table:table-cell>
          <table:table-cell office:value-type="string" office:value="Citizen safety is most important.">
            <text:p>Citizen safety is most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もと">
            <text:p>もと</text:p>
          </table:table-cell>
          <table:table-cell office:value-type="string" office:value="under (someone's) supervision">
            <text:p>under (someone's) supervi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その教授の下で論文を書いたの。">
            <text:p>私はその教授の下で論文を書いたの。</text:p>
          </table:table-cell>
          <table:table-cell office:value-type="string" office:value="わたし は その きょうじゅ の もと で ろんぶん を かいた の。">
            <text:p>わたし は その きょうじゅ の もと で ろんぶん を かいた の。</text:p>
          </table:table-cell>
          <table:table-cell office:value-type="string" office:value="I wrote my thesis under that professor's supervision.">
            <text:p>I wrote my thesis under that professor's superv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">
            <text:p>場</text:p>
          </table:table-cell>
          <table:table-cell office:value-type="string" office:value="ば">
            <text:p>ば</text:p>
          </table:table-cell>
          <table:table-cell office:value-type="string" office:value="occasion, situation">
            <text:p>occasion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場でお礼を言わせてください。">
            <text:p>この場でお礼を言わせてください。</text:p>
          </table:table-cell>
          <table:table-cell office:value-type="string" office:value="この ば で おれい を いわせて ください。">
            <text:p>この ば で おれい を いわせて ください。</text:p>
          </table:table-cell>
          <table:table-cell office:value-type="string" office:value="At this occasion, please let me say thank you.">
            <text:p>At this occasion, please let me say thank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労働">
            <text:p>労働</text:p>
          </table:table-cell>
          <table:table-cell office:value-type="string" office:value="ろうどう">
            <text:p>ろうどう</text:p>
          </table:table-cell>
          <table:table-cell office:value-type="string" office:value="labor, work">
            <text:p>labor,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1日7時間労働している。">
            <text:p>彼らは1日7時間労働している。</text:p>
          </table:table-cell>
          <table:table-cell office:value-type="string" office:value="かれら は 1 にち 7 じかん ろうどう して いる。">
            <text:p>かれら は 1 にち 7 じかん ろうどう して いる。</text:p>
          </table:table-cell>
          <table:table-cell office:value-type="string" office:value="They work seven hours a day.">
            <text:p>They work seven hours a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会">
            <text:p>機会</text:p>
          </table:table-cell>
          <table:table-cell office:value-type="string" office:value="きかい">
            <text:p>きかい</text:p>
          </table:table-cell>
          <table:table-cell office:value-type="string" office:value="opportunity, chance">
            <text:p>opportunity, ch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族で話し合う機会をもちました。">
            <text:p>家族で話し合う機会をもちました。</text:p>
          </table:table-cell>
          <table:table-cell office:value-type="string" office:value="かぞく で はなしあう きかい を もちました。">
            <text:p>かぞく で はなしあう きかい を もちました。</text:p>
          </table:table-cell>
          <table:table-cell office:value-type="string" office:value="I set up an opportunity to have a discussion with the family.">
            <text:p>I set up an opportunity to have a discussion with th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品">
            <text:p>製品</text:p>
          </table:table-cell>
          <table:table-cell office:value-type="string" office:value="せいひん">
            <text:p>せいひん</text:p>
          </table:table-cell>
          <table:table-cell office:value-type="string" office:value="product, manufactured goods">
            <text:p>product, manufactured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社の製品は3年間の保証つきです。">
            <text:p>当社の製品は3年間の保証つきです。</text:p>
          </table:table-cell>
          <table:table-cell office:value-type="string" office:value="とうしゃ の せいひん は 3 ねんかん の ほしょう つき です。">
            <text:p>とうしゃ の せいひん は 3 ねんかん の ほしょう つき です。</text:p>
          </table:table-cell>
          <table:table-cell office:value-type="string" office:value="Our products come with a three-year guarantee.">
            <text:p>Our products come with a three-year guaran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品">
            <text:p>製品</text:p>
          </table:table-cell>
          <table:table-cell office:value-type="string" office:value="せいひん">
            <text:p>せいひん</text:p>
          </table:table-cell>
          <table:table-cell office:value-type="string" office:value="product, manufactured goods">
            <text:p>product, manufactured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社の製品は3年間の保証つきです。">
            <text:p>当社の製品は3年間の保証つきです。</text:p>
          </table:table-cell>
          <table:table-cell office:value-type="string" office:value="とうしゃ の せいひん は 3 ねんかん の ほしょう つき です。">
            <text:p>とうしゃ の せいひん は 3 ねんかん の ほしょう つき です。</text:p>
          </table:table-cell>
          <table:table-cell office:value-type="string" office:value="Our products come with a three-year guarantee.">
            <text:p>Our products come with a three-year guaran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